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1A00000071B5CE699C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9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cm" svg:height="4.9cm" svg:x="1.3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6cm" svg:height="3.179cm" svg:x="1.4cm" svg:y="1.721cm">
            <draw:image xlink:href="Pictures/100002010000041A00000071B5CE699C.tif" xlink:type="simple" xlink:show="embed" xlink:actuate="onLoad">
              <text:p/>
            </draw:image>
          </draw:frame>
          <draw:line draw:style-name="gr3" draw:text-style-name="P1" draw:layer="layout" svg:x1="18.1cm" svg:y1="4.8cm" svg:x2="22.7cm" svg:y2="3.3cm">
            <text:p/>
          </draw:line>
          <draw:frame draw:style-name="gr4" draw:text-style-name="P2" draw:layer="layout" svg:width="6.3cm" svg:height="1.461cm" svg:x="14.5cm" svg:y="4.8cm">
            <draw:text-box>
              <text:p><text:span text:style-name="T1">Access the sequence of a feature here.</text:span></text:p>
            </draw:text-box>
          </draw:frame>
          <draw:custom-shape draw:style-name="gr5" draw:text-style-name="P1" draw:layer="layout" svg:width="3.1cm" svg:height="0.9cm" svg:x="22.8cm" svg:y="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3:14:12</dc:date>
    <meta:editing-duration>PT23H48M33S</meta:editing-duration>
    <meta:editing-cycles>14</meta:editing-cycles>
    <meta:generator>LibreOffice/3.4$Unix LibreOffice_project/340m1$Build-402</meta:generator>
    <meta:document-statistic meta:object-count="6"/>
  </office:meta>
</office:document-meta>
</file>